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83H17M00S" calcext:value-type="time">
            <text:p>83:17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Frontend refactor and API error messages</text:p>
          </table:table-cell>
          <table:table-cell table:formula="of:=[.C41]-[.B41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Main public POST method generateSession</text:p>
          </table:table-cell>
          <table:table-cell table:formula="of:=[.C42]-[.B4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05M00S" calcext:value-type="time">
            <text:p>17:05:00</text:p>
          </table:table-cell>
          <table:table-cell office:value-type="string" calcext:value-type="string">
            <text:p>Main public GET method getAds</text:p>
          </table:table-cell>
          <table:table-cell table:formula="of:=[.C43]-[.B4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Public API adjustments</text:p>
          </table:table-cell>
          <table:table-cell table:formula="of:=[.C44]-[.B44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Debugging queries</text:p>
          </table:table-cell>
          <table:table-cell table:formula="of:=[.C45]-[.B4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GeneratePrize WORKS!</text:p>
          </table:table-cell>
          <table:table-cell table:formula="of:=[.C46]-[.B46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Backend Cookies</text:p>
          </table:table-cell>
          <table:table-cell table:formula="of:=[.C47]-[.B47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Better validation middleware</text:p>
          </table:table-cell>
          <table:table-cell table:formula="of:=[.C48]-[.B4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21H50M00S" calcext:value-type="time">
            <text:p>21:50:00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Fix prizes probability</text:p>
          </table:table-cell>
          <table:table-cell table:formula="of:=[.C49]-[.B49]" office:value-type="time" office:time-value="PT01H25M00S" calcext:value-type="time">
            <text:p>01:25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Schedule resetPrizes jobs</text:p>
          </table:table-cell>
          <table:table-cell table:formula="of:=[.C50]-[.B50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1H20M00S" calcext:value-type="time">
            <text:p>11:2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Login Cookies public frontend</text:p>
          </table:table-cell>
          <table:table-cell table:formula="of:=[.C51]-[.B51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Login Cookies public frontend</text:p>
          </table:table-cell>
          <table:table-cell table:formula="of:=[.C52]-[.B52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Change validation, frontendCookies, requests and refactors</text:p>
          </table:table-cell>
          <table:table-cell table:formula="of:=[.C53]-[.B53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5H35M00S" calcext:value-type="time">
            <text:p>15:35:00</text:p>
          </table:table-cell>
          <table:table-cell office:value-type="time" office:time-value="PT16H26M00S" calcext:value-type="time">
            <text:p>16:26:00</text:p>
          </table:table-cell>
          <table:table-cell office:value-type="string" calcext:value-type="string">
            <text:p>Trying to find library for roulette animation</text:p>
          </table:table-cell>
          <table:table-cell table:formula="of:=[.C54]-[.B54]" office:value-type="time" office:time-value="PT00H51M00S" calcext:value-type="time">
            <text:p>00:51:00</text:p>
          </table:table-cell>
          <table:table-cell table:number-columns-repeated="2"/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Roulette switch pages and getAds method</text:p>
          </table:table-cell>
          <table:table-cell table:formula="of:=[.C55]-[.B55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fix styles, job timing and setPixKey Session</text:p>
          </table:table-cell>
          <table:table-cell table:formula="of:=[.C56]-[.B56]" office:value-type="time" office:time-value="PT01H40M00S" calcext:value-type="time">
            <text:p>01:4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1:49:21.65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23T22:09:28.504000000</dc:date>
    <meta:editing-duration>P4DT4H24M43S</meta:editing-duration>
    <meta:editing-cycles>69</meta:editing-cycles>
    <meta:generator>LibreOffice/7.2.5.2$Windows_X86_64 LibreOffice_project/499f9727c189e6ef3471021d6132d4c694f357e5</meta:generator>
    <meta:document-statistic meta:table-count="1" meta:cell-count="281" meta:object-count="0"/>
  </office:meta>
</office:document-meta>
</file>